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9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1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7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2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50:03.84800000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50:03.8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7-14T17:50:18.629000000</dc:date>
    <meta:print-date>2019-12-18T08:56:40.082000000</meta:print-date>
    <dc:language>pt-PT</dc:language>
    <meta:editing-cycles>662</meta:editing-cycles>
    <meta:editing-duration>PT20H55M39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